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 table:number-columns-spanned="5" table:number-rows-spanned="1">
            <text:p>Revision 1 Front Board Connectivity Table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office:value-type="string" calcext:value-type="string">
            <text:p>J8 Pin</text:p>
          </table:table-cell>
          <table:table-cell office:value-type="string" calcext:value-type="string">
            <text:p>Button Name</text:p>
          </table:table-cell>
          <table:table-cell office:value-type="string" calcext:value-type="string">
            <text:p>GPIO Name</text:p>
          </table:table-cell>
          <table:table-cell office:value-type="string" calcext:value-type="string">
            <text:p>Key Nam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KEY_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PIO2</text:p>
          </table:table-cell>
          <table:table-cell office:value-type="string" calcext:value-type="string">
            <text:p>KEY_B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KEY_X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KEY_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KEY_UP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KEY_DOW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KEY_LEF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KEY_RIGH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KEY_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KEY_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KEY_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KEY_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Meyer</meta:initial-creator>
    <meta:creation-date>2016-01-27T12:22:13.832468877</meta:creation-date>
    <dc:date>2016-01-27T12:28:44.236286179</dc:date>
    <dc:creator>Andrew Meyer</dc:creator>
    <meta:editing-duration>PT6M30S</meta:editing-duration>
    <meta:editing-cycles>1</meta:editing-cycles>
    <meta:document-statistic meta:table-count="1" meta:cell-count="53" meta:object-count="0"/>
    <meta:generator>LibreOffice/5.0.0.4$Linux_X86_64 LibreOffice_project/cf112dc905650fb985306a7a03d2fe3fcc6c978f</meta:generator>
  </office:meta>
</office:document-meta>
</file>